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MandatoryPredicate.IsMandatory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MandatoryPredicate.IsMandatoryPredicate( boolean isMandatory ,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MandatoryPredicate.IsMandatoryPredicate( boolean is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MandatoryPredicate.matches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